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justify"/>
    </style:style>
  </office:automatic-styles>
  <office:body>
    <office:text>
      <text:p text:style-name="P1"><text:span text:style-name="T1">MVC Pattern in Angular-6</text:span></text:p>
      <text:p text:style-name="P1"><text:span text:style-name="T2"/></text:p>
      <text:p text:style-name="P1"><text:span text:style-name="T3">The View</text:span></text:p>
      <text:p text:style-name="P1"><text:span text:style-name="T4">A presentation of data in a particular format, triggered by the controller's decision to present the data. </text:span></text:p>
      <text:p text:style-name="P1"><text:span text:style-name="T5"/></text:p>
      <text:p text:style-name="P1"><text:span text:style-name="T6">The Model</text:span></text:p>
      <text:p text:style-name="P1"><text:span text:style-name="T7">The model is responsible for managing application data. It responds to the request from view and to the instructions from controller to update itself.</text:span></text:p>
      <text:p text:style-name="P1"><text:span text:style-name="T8"/></text:p>
      <text:p text:style-name="P1"><text:span text:style-name="T9">The Controller</text:span></text:p>
      <text:p text:style-name="P1"><text:span text:style-name="T10">The controller responds to user input and performs interactions on the data model objects. The controller receives input, validates it, and then performs business operations that modify the state of the data model.</text:span></text:p>
      <text:p text:style-name="P1"><text:span text:style-name="T11"/></text:p>
      <text:p text:style-name="P1"><text:span text:style-name="T12">When we create a new component, a bunch of files are generated for us. The important ones are the ones ending on<text:s/></text:span><text:span text:style-name="T13">component.html<text:s/></text:span><text:span text:style-name="T14">and<text:s/></text:span><text:span text:style-name="T15">component.ts<text:s/></text:span><text:span text:style-name="T16">for understanding MVC. These are the<text:s/></text:span><text:span text:style-name="T17">view</text:span><text:span text:style-name="T18"><text:s/>and<text:s/></text:span><text:span text:style-name="T19">controller</text:span><text:span text:style-name="T20"><text:s/>respectively. The HTML, is what is presented to the user (along with some CSS for layout). It is easy to see how this represents the view. Next to it, we have the accompanying component.ts file. This is the controller. Essentially, it can choose which data to push to our view (.html) with the various forms of binding.</text:span></text:p>
      <text:p text:style-name="P1"><text:span text:style-name="T21"/></text:p>
      <text:p text:style-name="P1"><text:span text:style-name="T22">Lastly, we have the model. In angular6, the<text:s/></text:span><text:span text:style-name="T23">model<text:s/></text:span><text:span text:style-name="T24">will mostly be our<text:s/></text:span><text:span text:style-name="T25">services</text:span><text:span text:style-name="T26">, which we can access through our controller.</text:span></text:p>
      <text:p text:style-name="P1"><text:span text:style-name="T27"/></text:p>
      <text:p text:style-name="P1"><text:span text:style-name="T28">Though our model can extend beyond that. Our 'backend' can have more classes, that our services use to process or store information for example. This can belong to our model as well. We can have a class file for Person. A PersonService can then manage an array of Person. We could say that Person is still a model class.</text:span></text:p>
      <text:p text:style-name="P1"><text:span text:style-name="T28"/></text:p>
      <text:p text:style-name="P1"><text:span text:style-name="T28">Folder Structure:</text:span></text:p>
      <text:p text:style-name="P1"><text:span text:style-name="T28">Src----app.component.html (For the view)</text:span></text:p>
      <text:p text:style-name="P1"><text:span text:style-name="T28"><text:tab/>app.component.ts (Acts as Controller)</text:span></text:p>
      <text:p text:style-name="P1"><text:span text:style-name="T28"><text:tab/>app.service.ts (Acts as Model)</text:span></text:p>
      <text:p text:style-name="P1"><text:span text:style-name="T28"><text:tab/></text:span></text:p>
      <text:p text:style-name="P1"><text:span text:style-name="T28"><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